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image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Tom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4" style:family="presentation" style:parent-style-name="Master2-Layout7-blank-Tom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5" style:family="presentation" style:parent-style-name="Master2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Tom" presentation:presentation-page-layout-name="AL1T13">
        <draw:frame draw:name="Titel 1" presentation:style-name="pr1" draw:text-style-name="P2" draw:layer="layout" svg:width="25.199cm" svg:height="3.506cm" svg:x="0cm" svg:y="6.503cm" presentation:class="title">
          <draw:text-box>
            <text:p text:style-name="P1"><text:span text:style-name="T1">IT eksamen</text:span></text:p>
          </draw:text-box>
        </draw:frame>
        <draw:frame draw:name="Tekstfelt 2" draw:style-name="gr1" draw:text-style-name="P2" draw:layer="layout" svg:width="25.199cm" svg:height="16.255cm" svg:x="0cm" svg:y="6.503cm">
          <draw:text-box>
            <text:p text:style-name="P3"><text:span text:style-name="T2">Af Christian Hansen</text:span></text:p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48cm" svg:height="11.135cm" svg:x="3.074cm" svg:y="2.258cm" draw:page-number="1" presentation:class="page"/>
          <draw:frame draw:name="Pladsholder til no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Indledning</text:span></text:p>
          </draw:text-box>
        </draw:frame>
        <draw:frame draw:name="Pladsholder til tekst 2" presentation:style-name="pr4" draw:text-style-name="P2" draw:layer="layout" svg:width="25.199cm" svg:height="12.179cm" svg:x="1.4cm" svg:y="4.914cm" presentation:class="outline" presentation:placeholder="true">
          <draw:text-box/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2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Design</text:span></text:p>
          </draw:text-box>
        </draw:frame>
        <draw:frame draw:name="Pladsholder til tekst 2" presentation:style-name="pr4" draw:text-style-name="P2" draw:layer="layout" svg:width="25.199cm" svg:height="12.179cm" svg:x="1.4cm" svg:y="4.914cm" presentation:class="outline" presentation:placeholder="true">
          <draw:text-box/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3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Programmet</text:span></text:p>
          </draw:text-box>
        </draw:frame>
        <draw:frame draw:name="Pladsholder til tekst 2" presentation:style-name="pr4" draw:text-style-name="P2" draw:layer="layout" svg:width="25.199cm" svg:height="12.179cm" svg:x="1.4cm" svg:y="4.914cm" presentation:class="outline" presentation:placeholder="true">
          <draw:text-box/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4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4" draw:text-style-name="P2" draw:layer="layout" svg:width="25.199cm" svg:height="12.179cm" svg:x="1.4cm" svg:y="4.914cm" presentation:class="outline" presentation:placeholder="true">
          <draw:text-box/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5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054" draw:style="linear" draw:start-color="#dff2fc" draw:end-color="#009bdd" draw:start-intensity="100%" draw:end-intensity="100%" draw:angle="2700" draw:border="0%"/>
    <draw:gradient draw:name="a1058" draw:style="linear" draw:start-color="#dff2fc" draw:end-color="#009bdd" draw:start-intensity="100%" draw:end-intensity="100%" draw:angle="2700" draw:border="0%"/>
    <draw:gradient draw:name="a1101" draw:style="linear" draw:start-color="#dff2fc" draw:end-color="#009bdd" draw:start-intensity="100%" draw:end-intensity="100%" draw:angle="2700" draw:border="0%"/>
    <draw:gradient draw:name="a1105" draw:style="linear" draw:start-color="#dff2fc" draw:end-color="#009bdd" draw:start-intensity="100%" draw:end-intensity="100%" draw:angle="2700" draw:border="0%"/>
    <draw:gradient draw:name="a1158" draw:style="linear" draw:start-color="#dff2fc" draw:end-color="#009bdd" draw:start-intensity="100%" draw:end-intensity="100%" draw:angle="2700" draw:border="0%"/>
    <draw:gradient draw:name="a1162" draw:style="linear" draw:start-color="#dff2fc" draw:end-color="#009bdd" draw:start-intensity="100%" draw:end-intensity="100%" draw:angle="2700" draw:border="0%"/>
    <draw:gradient draw:name="a567" draw:style="linear" draw:start-color="#dff2fc" draw:end-color="#009bdd" draw:start-intensity="100%" draw:end-intensity="100%" draw:angle="2700" draw:border="0%"/>
    <draw:gradient draw:name="a571" draw:style="linear" draw:start-color="#dff2fc" draw:end-color="#009bdd" draw:start-intensity="100%" draw:end-intensity="100%" draw:angle="2700" draw:border="0%"/>
    <draw:gradient draw:name="a622" draw:style="linear" draw:start-color="#dff2fc" draw:end-color="#009bdd" draw:start-intensity="100%" draw:end-intensity="100%" draw:angle="2700" draw:border="0%"/>
    <draw:gradient draw:name="a626" draw:style="linear" draw:start-color="#dff2fc" draw:end-color="#009bdd" draw:start-intensity="100%" draw:end-intensity="100%" draw:angle="2700" draw:border="0%"/>
    <draw:gradient draw:name="a666" draw:style="linear" draw:start-color="#dff2fc" draw:end-color="#009bdd" draw:start-intensity="100%" draw:end-intensity="100%" draw:angle="2700" draw:border="0%"/>
    <draw:gradient draw:name="a670" draw:style="linear" draw:start-color="#dff2fc" draw:end-color="#009bdd" draw:start-intensity="100%" draw:end-intensity="100%" draw:angle="2700" draw:border="0%"/>
    <draw:gradient draw:name="a722" draw:style="linear" draw:start-color="#dff2fc" draw:end-color="#009bdd" draw:start-intensity="100%" draw:end-intensity="100%" draw:angle="2700" draw:border="0%"/>
    <draw:gradient draw:name="a726" draw:style="linear" draw:start-color="#dff2fc" draw:end-color="#009bdd" draw:start-intensity="100%" draw:end-intensity="100%" draw:angle="2700" draw:border="0%"/>
    <draw:gradient draw:name="a766" draw:style="linear" draw:start-color="#dff2fc" draw:end-color="#009bdd" draw:start-intensity="100%" draw:end-intensity="100%" draw:angle="2700" draw:border="0%"/>
    <draw:gradient draw:name="a770" draw:style="linear" draw:start-color="#dff2fc" draw:end-color="#009bdd" draw:start-intensity="100%" draw:end-intensity="100%" draw:angle="2700" draw:border="0%"/>
    <draw:gradient draw:name="a838" draw:style="linear" draw:start-color="#dff2fc" draw:end-color="#009bdd" draw:start-intensity="100%" draw:end-intensity="100%" draw:angle="2700" draw:border="0%"/>
    <draw:gradient draw:name="a842" draw:style="linear" draw:start-color="#dff2fc" draw:end-color="#009bdd" draw:start-intensity="100%" draw:end-intensity="100%" draw:angle="2700" draw:border="0%"/>
    <draw:gradient draw:name="a918" draw:style="linear" draw:start-color="#dff2fc" draw:end-color="#009bdd" draw:start-intensity="100%" draw:end-intensity="100%" draw:angle="2700" draw:border="0%"/>
    <draw:gradient draw:name="a922" draw:style="linear" draw:start-color="#dff2fc" draw:end-color="#009bdd" draw:start-intensity="100%" draw:end-intensity="100%" draw:angle="2700" draw:border="0%"/>
    <draw:gradient draw:name="a958" draw:style="linear" draw:start-color="#dff2fc" draw:end-color="#009bdd" draw:start-intensity="100%" draw:end-intensity="100%" draw:angle="2700" draw:border="0%"/>
    <draw:gradient draw:name="a962" draw:style="linear" draw:start-color="#dff2fc" draw:end-color="#009bdd" draw:start-intensity="100%" draw:end-intensity="100%" draw:angle="2700" draw:border="0%"/>
    <draw:gradient draw:name="a994" draw:style="linear" draw:start-color="#dff2fc" draw:end-color="#009bdd" draw:start-intensity="100%" draw:end-intensity="100%" draw:angle="2700" draw:border="0%"/>
    <draw:gradient draw:name="a998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shrink-to-fit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1" style:family="presentation">
      <style:graphic-properties draw:stroke="none" draw:fill="none" draw:auto-grow-height="false" draw:fit-to-size="shrink-to-fit" style:shrink-to-fit="true">
        <text:list-style style:name="Master1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2" style:family="presentation" style:parent-style-name="Master1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slide-outline3" style:family="presentation" style:parent-style-name="Master1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slide-outline4" style:family="presentation" style:parent-style-name="Master1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slide-outline5" style:family="presentation" style:parent-style-name="Master1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6" style:family="presentation" style:parent-style-name="Master1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7" style:family="presentation" style:parent-style-name="Master1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8" style:family="presentation" style:parent-style-name="Master1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9" style:family="presentation" style:parent-style-name="Master1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slide-subtitle" style:family="presentation">
      <style:graphic-properties draw:stroke="none" draw:fill="none" draw:textarea-vertical-align="middle">
        <text:list-style style:name="Master1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title" style:family="presentation">
      <style:graphic-properties draw:stroke="none" draw:fill="none" draw:textarea-vertical-align="middle">
        <text:list-style style:name="Master1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 style:shrink-to-fit="true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 style:shrink-to-fit="true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 style:shrink-to-fit="true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 style:shrink-to-fit="true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 style:shrink-to-fit="true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shrink-to-fit" style:shrink-to-fit="true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1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2" style:family="presentation" style:parent-style-name="Master1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objTx-Indhold-med-billedtekst-outline3" style:family="presentation" style:parent-style-name="Master1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objTx-Indhold-med-billedtekst-outline4" style:family="presentation" style:parent-style-name="Master1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objTx-Indhold-med-billedtekst-outline5" style:family="presentation" style:parent-style-name="Master1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6" style:family="presentation" style:parent-style-name="Master1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7" style:family="presentation" style:parent-style-name="Master1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8" style:family="presentation" style:parent-style-name="Master1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9" style:family="presentation" style:parent-style-name="Master1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subtitle" style:family="presentation">
      <style:graphic-properties draw:stroke="none" draw:fill="none" draw:textarea-vertical-align="middle">
        <text:list-style style:name="Master1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title" style:family="presentation">
      <style:graphic-properties draw:stroke="none" draw:fill="none" draw:textarea-vertical-align="middle">
        <text:list-style style:name="Master1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1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2" style:family="presentation" style:parent-style-name="Master1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og-lodret-tekst-outline3" style:family="presentation" style:parent-style-name="Master1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og-lodret-tekst-outline4" style:family="presentation" style:parent-style-name="Master1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og-lodret-tekst-outline5" style:family="presentation" style:parent-style-name="Master1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6" style:family="presentation" style:parent-style-name="Master1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7" style:family="presentation" style:parent-style-name="Master1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8" style:family="presentation" style:parent-style-name="Master1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9" style:family="presentation" style:parent-style-name="Master1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subtitle" style:family="presentation">
      <style:graphic-properties draw:stroke="none" draw:fill="none" draw:textarea-vertical-align="middle">
        <text:list-style style:name="Master1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title" style:family="presentation">
      <style:graphic-properties draw:stroke="none" draw:fill="none" draw:textarea-vertical-align="middle">
        <text:list-style style:name="Master1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1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2" style:family="presentation" style:parent-style-name="Master1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Lodret-titel-og-tekst-outline3" style:family="presentation" style:parent-style-name="Master1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Lodret-titel-og-tekst-outline4" style:family="presentation" style:parent-style-name="Master1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Lodret-titel-og-tekst-outline5" style:family="presentation" style:parent-style-name="Master1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6" style:family="presentation" style:parent-style-name="Master1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7" style:family="presentation" style:parent-style-name="Master1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8" style:family="presentation" style:parent-style-name="Master1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9" style:family="presentation" style:parent-style-name="Master1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subtitle" style:family="presentation">
      <style:graphic-properties draw:stroke="none" draw:fill="none" draw:textarea-vertical-align="middle">
        <text:list-style style:name="Master1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title" style:family="presentation">
      <style:graphic-properties draw:stroke="none" draw:fill="none" draw:textarea-vertical-align="middle">
        <text:list-style style:name="Master1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shrink-to-fit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1" style:family="presentation">
      <style:graphic-properties draw:stroke="none" draw:fill="none" draw:auto-grow-height="false" draw:fit-to-size="shrink-to-fit" style:shrink-to-fit="true">
        <text:list-style style:name="Master2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2" style:family="presentation" style:parent-style-name="Master2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slide-outline3" style:family="presentation" style:parent-style-name="Master2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slide-outline4" style:family="presentation" style:parent-style-name="Master2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slide-outline5" style:family="presentation" style:parent-style-name="Master2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6" style:family="presentation" style:parent-style-name="Master2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7" style:family="presentation" style:parent-style-name="Master2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8" style:family="presentation" style:parent-style-name="Master2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9" style:family="presentation" style:parent-style-name="Master2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slide-subtitle" style:family="presentation">
      <style:graphic-properties draw:stroke="none" draw:fill="none" draw:textarea-vertical-align="middle">
        <text:list-style style:name="Master2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title" style:family="presentation">
      <style:graphic-properties draw:stroke="none" draw:fill="none" draw:textarea-vertical-align="middle">
        <text:list-style style:name="Master2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1" style:family="presentation">
      <style:graphic-properties draw:stroke="none" draw:fill="none" draw:auto-grow-height="false" draw:fit-to-size="shrink-to-fit" style:shrink-to-fit="true">
        <text:list-style style:name="Master2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2" style:family="presentation" style:parent-style-name="Master2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2-Layout2-obj-Titel-og-indholdsobjekt-outline3" style:family="presentation" style:parent-style-name="Master2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2-Layout2-obj-Titel-og-indholdsobjekt-outline4" style:family="presentation" style:parent-style-name="Master2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2-Layout2-obj-Titel-og-indholdsobjekt-outline5" style:family="presentation" style:parent-style-name="Master2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6" style:family="presentation" style:parent-style-name="Master2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7" style:family="presentation" style:parent-style-name="Master2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8" style:family="presentation" style:parent-style-name="Master2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9" style:family="presentation" style:parent-style-name="Master2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subtitle" style:family="presentation">
      <style:graphic-properties draw:stroke="none" draw:fill="none" draw:textarea-vertical-align="middle">
        <text:list-style style:name="Master2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title" style:family="presentation">
      <style:graphic-properties draw:stroke="none" draw:fill="none" draw:textarea-vertical-align="middle">
        <text:list-style style:name="Master2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1" style:family="presentation">
      <style:graphic-properties draw:stroke="none" draw:fill="none" draw:auto-grow-height="false" draw:fit-to-size="shrink-to-fit" style:shrink-to-fit="true">
        <text:list-style style:name="Master2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2" style:family="presentation" style:parent-style-name="Master2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fsnitsoverskrift-outline3" style:family="presentation" style:parent-style-name="Master2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fsnitsoverskrift-outline4" style:family="presentation" style:parent-style-name="Master2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fsnitsoverskrift-outline5" style:family="presentation" style:parent-style-name="Master2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6" style:family="presentation" style:parent-style-name="Master2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7" style:family="presentation" style:parent-style-name="Master2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8" style:family="presentation" style:parent-style-name="Master2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9" style:family="presentation" style:parent-style-name="Master2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subtitle" style:family="presentation">
      <style:graphic-properties draw:stroke="none" draw:fill="none" draw:textarea-vertical-align="middle">
        <text:list-style style:name="Master2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title" style:family="presentation">
      <style:graphic-properties draw:stroke="none" draw:fill="none" draw:textarea-vertical-align="middle">
        <text:list-style style:name="Master2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1" style:family="presentation">
      <style:graphic-properties draw:stroke="none" draw:fill="none" draw:auto-grow-height="false" draw:fit-to-size="shrink-to-fit" style:shrink-to-fit="true">
        <text:list-style style:name="Master2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2" style:family="presentation" style:parent-style-name="Master2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2-Layout4-twoObj-To-indholdsobjekter-outline3" style:family="presentation" style:parent-style-name="Master2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2-Layout4-twoObj-To-indholdsobjekter-outline4" style:family="presentation" style:parent-style-name="Master2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2-Layout4-twoObj-To-indholdsobjekter-outline5" style:family="presentation" style:parent-style-name="Master2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6" style:family="presentation" style:parent-style-name="Master2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7" style:family="presentation" style:parent-style-name="Master2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8" style:family="presentation" style:parent-style-name="Master2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9" style:family="presentation" style:parent-style-name="Master2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subtitle" style:family="presentation">
      <style:graphic-properties draw:stroke="none" draw:fill="none" draw:textarea-vertical-align="middle">
        <text:list-style style:name="Master2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title" style:family="presentation">
      <style:graphic-properties draw:stroke="none" draw:fill="none" draw:textarea-vertical-align="middle">
        <text:list-style style:name="Master2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1" style:family="presentation">
      <style:graphic-properties draw:stroke="none" draw:fill="none" draw:auto-grow-height="false" draw:fit-to-size="shrink-to-fit" style:shrink-to-fit="true">
        <text:list-style style:name="Master2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2" style:family="presentation" style:parent-style-name="Master2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Sammenligning-outline3" style:family="presentation" style:parent-style-name="Master2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Sammenligning-outline4" style:family="presentation" style:parent-style-name="Master2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Sammenligning-outline5" style:family="presentation" style:parent-style-name="Master2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6" style:family="presentation" style:parent-style-name="Master2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7" style:family="presentation" style:parent-style-name="Master2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8" style:family="presentation" style:parent-style-name="Master2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9" style:family="presentation" style:parent-style-name="Master2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subtitle" style:family="presentation">
      <style:graphic-properties draw:stroke="none" draw:fill="none" draw:textarea-vertical-align="middle">
        <text:list-style style:name="Master2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title" style:family="presentation">
      <style:graphic-properties draw:stroke="none" draw:fill="none" draw:textarea-vertical-align="middle">
        <text:list-style style:name="Master2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1" style:family="presentation">
      <style:graphic-properties draw:stroke="none" draw:fill="none" draw:auto-grow-height="false" draw:fit-to-size="shrink-to-fit" style:shrink-to-fit="true">
        <text:list-style style:name="Master2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2" style:family="presentation" style:parent-style-name="Master2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Kun-titel-outline3" style:family="presentation" style:parent-style-name="Master2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Kun-titel-outline4" style:family="presentation" style:parent-style-name="Master2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Kun-titel-outline5" style:family="presentation" style:parent-style-name="Master2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6" style:family="presentation" style:parent-style-name="Master2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7" style:family="presentation" style:parent-style-name="Master2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8" style:family="presentation" style:parent-style-name="Master2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9" style:family="presentation" style:parent-style-name="Master2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Kun-titel-subtitle" style:family="presentation">
      <style:graphic-properties draw:stroke="none" draw:fill="none" draw:textarea-vertical-align="middle">
        <text:list-style style:name="Master2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title" style:family="presentation">
      <style:graphic-properties draw:stroke="none" draw:fill="none" draw:textarea-vertical-align="middle">
        <text:list-style style:name="Master2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1" style:family="presentation">
      <style:graphic-properties draw:stroke="none" draw:fill="none" draw:auto-grow-height="false" draw:fit-to-size="shrink-to-fit" style:shrink-to-fit="true">
        <text:list-style style:name="Master2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2" style:family="presentation" style:parent-style-name="Master2-Layout7-blank-Tom-outline1">
      <style:paragraph-properties fo:margin-top="0.4cm" fo:margin-bottom="0cm"/>
      <style:text-properties fo:font-size="28pt" style:font-size-asian="28pt" style:font-size-complex="28pt"/>
    </style:style>
    <style:style style:name="Master2-Layout7-blank-Tom-outline3" style:family="presentation" style:parent-style-name="Master2-Layout7-blank-Tom-outline2">
      <style:paragraph-properties fo:margin-top="0.3cm" fo:margin-bottom="0cm"/>
      <style:text-properties fo:font-size="24pt" style:font-size-asian="24pt" style:font-size-complex="24pt"/>
    </style:style>
    <style:style style:name="Master2-Layout7-blank-Tom-outline4" style:family="presentation" style:parent-style-name="Master2-Layout7-blank-Tom-outline3">
      <style:paragraph-properties fo:margin-top="0.2cm" fo:margin-bottom="0cm"/>
      <style:text-properties fo:font-size="20pt" style:font-size-asian="20pt" style:font-size-complex="20pt"/>
    </style:style>
    <style:style style:name="Master2-Layout7-blank-Tom-outline5" style:family="presentation" style:parent-style-name="Master2-Layout7-blank-Tom-outline4">
      <style:paragraph-properties fo:margin-top="0.1cm" fo:margin-bottom="0cm"/>
      <style:text-properties fo:font-size="20pt" style:font-size-asian="20pt" style:font-size-complex="20pt"/>
    </style:style>
    <style:style style:name="Master2-Layout7-blank-Tom-outline6" style:family="presentation" style:parent-style-name="Master2-Layout7-blank-Tom-outline5">
      <style:paragraph-properties fo:margin-top="0.1cm" fo:margin-bottom="0cm"/>
      <style:text-properties fo:font-size="20pt" style:font-size-asian="20pt" style:font-size-complex="20pt"/>
    </style:style>
    <style:style style:name="Master2-Layout7-blank-Tom-outline7" style:family="presentation" style:parent-style-name="Master2-Layout7-blank-Tom-outline6">
      <style:paragraph-properties fo:margin-top="0.1cm" fo:margin-bottom="0cm"/>
      <style:text-properties fo:font-size="20pt" style:font-size-asian="20pt" style:font-size-complex="20pt"/>
    </style:style>
    <style:style style:name="Master2-Layout7-blank-Tom-outline8" style:family="presentation" style:parent-style-name="Master2-Layout7-blank-Tom-outline7">
      <style:paragraph-properties fo:margin-top="0.1cm" fo:margin-bottom="0cm"/>
      <style:text-properties fo:font-size="20pt" style:font-size-asian="20pt" style:font-size-complex="20pt"/>
    </style:style>
    <style:style style:name="Master2-Layout7-blank-Tom-outline9" style:family="presentation" style:parent-style-name="Master2-Layout7-blank-Tom-outline8">
      <style:paragraph-properties fo:margin-top="0.1cm" fo:margin-bottom="0cm"/>
      <style:text-properties fo:font-size="20pt" style:font-size-asian="20pt" style:font-size-complex="20pt"/>
    </style:style>
    <style:style style:name="Master2-Layout7-blank-Tom-subtitle" style:family="presentation">
      <style:graphic-properties draw:stroke="none" draw:fill="none" draw:textarea-vertical-align="middle">
        <text:list-style style:name="Master2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title" style:family="presentation">
      <style:graphic-properties draw:stroke="none" draw:fill="none" draw:textarea-vertical-align="middle">
        <text:list-style style:name="Master2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2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2" style:family="presentation" style:parent-style-name="Master2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8-objTx-Indhold-med-billedtekst-outline3" style:family="presentation" style:parent-style-name="Master2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8-objTx-Indhold-med-billedtekst-outline4" style:family="presentation" style:parent-style-name="Master2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8-objTx-Indhold-med-billedtekst-outline5" style:family="presentation" style:parent-style-name="Master2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6" style:family="presentation" style:parent-style-name="Master2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7" style:family="presentation" style:parent-style-name="Master2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8" style:family="presentation" style:parent-style-name="Master2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9" style:family="presentation" style:parent-style-name="Master2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subtitle" style:family="presentation">
      <style:graphic-properties draw:stroke="none" draw:fill="none" draw:textarea-vertical-align="middle">
        <text:list-style style:name="Master2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title" style:family="presentation">
      <style:graphic-properties draw:stroke="none" draw:fill="none" draw:textarea-vertical-align="middle">
        <text:list-style style:name="Master2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2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2" style:family="presentation" style:parent-style-name="Master2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9-picTx-Billede-med-billedtekst-outline3" style:family="presentation" style:parent-style-name="Master2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9-picTx-Billede-med-billedtekst-outline4" style:family="presentation" style:parent-style-name="Master2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9-picTx-Billede-med-billedtekst-outline5" style:family="presentation" style:parent-style-name="Master2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6" style:family="presentation" style:parent-style-name="Master2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7" style:family="presentation" style:parent-style-name="Master2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8" style:family="presentation" style:parent-style-name="Master2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9" style:family="presentation" style:parent-style-name="Master2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subtitle" style:family="presentation">
      <style:graphic-properties draw:stroke="none" draw:fill="none" draw:textarea-vertical-align="middle">
        <text:list-style style:name="Master2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title" style:family="presentation">
      <style:graphic-properties draw:stroke="none" draw:fill="none" draw:textarea-vertical-align="middle">
        <text:list-style style:name="Master2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2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2" style:family="presentation" style:parent-style-name="Master2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og-lodret-tekst-outline3" style:family="presentation" style:parent-style-name="Master2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og-lodret-tekst-outline4" style:family="presentation" style:parent-style-name="Master2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og-lodret-tekst-outline5" style:family="presentation" style:parent-style-name="Master2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6" style:family="presentation" style:parent-style-name="Master2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7" style:family="presentation" style:parent-style-name="Master2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8" style:family="presentation" style:parent-style-name="Master2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9" style:family="presentation" style:parent-style-name="Master2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subtitle" style:family="presentation">
      <style:graphic-properties draw:stroke="none" draw:fill="none" draw:textarea-vertical-align="middle">
        <text:list-style style:name="Master2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title" style:family="presentation">
      <style:graphic-properties draw:stroke="none" draw:fill="none" draw:textarea-vertical-align="middle">
        <text:list-style style:name="Master2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2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2" style:family="presentation" style:parent-style-name="Master2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Lodret-titel-og-tekst-outline3" style:family="presentation" style:parent-style-name="Master2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Lodret-titel-og-tekst-outline4" style:family="presentation" style:parent-style-name="Master2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Lodret-titel-og-tekst-outline5" style:family="presentation" style:parent-style-name="Master2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6" style:family="presentation" style:parent-style-name="Master2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7" style:family="presentation" style:parent-style-name="Master2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8" style:family="presentation" style:parent-style-name="Master2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9" style:family="presentation" style:parent-style-name="Master2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subtitle" style:family="presentation">
      <style:graphic-properties draw:stroke="none" draw:fill="none" draw:textarea-vertical-align="middle">
        <text:list-style style:name="Master2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title" style:family="presentation">
      <style:graphic-properties draw:stroke="none" draw:fill="none" draw:textarea-vertical-align="middle">
        <text:list-style style:name="Master2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a567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57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6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gradient" draw:fill-gradient-name="a6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gradient" draw:fill-gradient-name="a6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7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7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7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83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84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91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9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9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9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99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gradient" draw:fill-gradient-name="a99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2" style:family="graphic" style:parent-style-name="standard">
      <style:graphic-properties draw:stroke="none" draw:fill="gradient" draw:fill-gradient-name="a105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10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none" draw:fill="gradient" draw:fill-gradient-name="a110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5" style:family="graphic" style:parent-style-name="standard">
      <style:graphic-properties draw:stroke="none" draw:fill="gradient" draw:fill-gradient-name="a1105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11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11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_5f_Curv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dhold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dhold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og-lodret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Lodret-titel-og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og-indholdsobjek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fsnitsoversk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o-indholdsobjekt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Sammenlign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Sammenlign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dhold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dhold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lede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lede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og-lodret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Lodret-titel-og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loext:graphic-properties draw:fill="gradient" draw:fill-gradient-name="a567"/>
      <style:paragraph-properties style:writing-mode="lr-tb" style:font-independent-line-spacing="true"/>
    </style:style>
    <style:style style:name="MP14" style:family="paragraph">
      <loext:graphic-properties draw:fill="gradient" draw:fill-gradient-name="a571"/>
      <style:paragraph-properties style:writing-mode="lr-tb" style:font-independent-line-spacing="true"/>
    </style:style>
    <style:style style:name="MP15" style:family="paragraph">
      <loext:graphic-properties draw:fill="gradient" draw:fill-gradient-name="a622"/>
      <style:paragraph-properties style:writing-mode="lr-tb" style:font-independent-line-spacing="true"/>
    </style:style>
    <style:style style:name="MP16" style:family="paragraph">
      <loext:graphic-properties draw:fill="gradient" draw:fill-gradient-name="a626"/>
      <style:paragraph-properties style:writing-mode="lr-tb" style:font-independent-line-spacing="true"/>
    </style:style>
    <style:style style:name="MP17" style:family="paragraph">
      <loext:graphic-properties draw:fill="gradient" draw:fill-gradient-name="a666"/>
      <style:paragraph-properties style:writing-mode="lr-tb" style:font-independent-line-spacing="true"/>
    </style:style>
    <style:style style:name="MP18" style:family="paragraph">
      <loext:graphic-properties draw:fill="gradient" draw:fill-gradient-name="a670"/>
      <style:paragraph-properties style:writing-mode="lr-tb" style:font-independent-line-spacing="true"/>
    </style:style>
    <style:style style:name="MP19" style:family="paragraph">
      <loext:graphic-properties draw:fill="gradient" draw:fill-gradient-name="a722"/>
      <style:paragraph-properties style:writing-mode="lr-tb" style:font-independent-line-spacing="true"/>
    </style:style>
    <style:style style:name="MP20" style:family="paragraph">
      <loext:graphic-properties draw:fill="gradient" draw:fill-gradient-name="a726"/>
      <style:paragraph-properties style:writing-mode="lr-tb" style:font-independent-line-spacing="true"/>
    </style:style>
    <style:style style:name="MP21" style:family="paragraph">
      <loext:graphic-properties draw:fill="gradient" draw:fill-gradient-name="a766"/>
      <style:paragraph-properties style:writing-mode="lr-tb" style:font-independent-line-spacing="true"/>
    </style:style>
    <style:style style:name="MP22" style:family="paragraph">
      <loext:graphic-properties draw:fill="gradient" draw:fill-gradient-name="a770"/>
      <style:paragraph-properties style:writing-mode="lr-tb" style:font-independent-line-spacing="true"/>
    </style:style>
    <style:style style:name="MP23" style:family="paragraph">
      <loext:graphic-properties draw:fill="gradient" draw:fill-gradient-name="a838"/>
      <style:paragraph-properties style:writing-mode="lr-tb" style:font-independent-line-spacing="true"/>
    </style:style>
    <style:style style:name="MP24" style:family="paragraph">
      <loext:graphic-properties draw:fill="gradient" draw:fill-gradient-name="a842"/>
      <style:paragraph-properties style:writing-mode="lr-tb" style:font-independent-line-spacing="true"/>
    </style:style>
    <style:style style:name="MP25" style:family="paragraph">
      <loext:graphic-properties draw:fill="gradient" draw:fill-gradient-name="a918"/>
      <style:paragraph-properties style:writing-mode="lr-tb" style:font-independent-line-spacing="true"/>
    </style:style>
    <style:style style:name="MP26" style:family="paragraph">
      <loext:graphic-properties draw:fill="gradient" draw:fill-gradient-name="a922"/>
      <style:paragraph-properties style:writing-mode="lr-tb" style:font-independent-line-spacing="true"/>
    </style:style>
    <style:style style:name="MP27" style:family="paragraph">
      <loext:graphic-properties draw:fill="gradient" draw:fill-gradient-name="a958"/>
      <style:paragraph-properties style:writing-mode="lr-tb" style:font-independent-line-spacing="true"/>
    </style:style>
    <style:style style:name="MP28" style:family="paragraph">
      <loext:graphic-properties draw:fill="gradient" draw:fill-gradient-name="a962"/>
      <style:paragraph-properties style:writing-mode="lr-tb" style:font-independent-line-spacing="true"/>
    </style:style>
    <style:style style:name="MP29" style:family="paragraph">
      <loext:graphic-properties draw:fill="gradient" draw:fill-gradient-name="a994"/>
      <style:paragraph-properties style:writing-mode="lr-tb" style:font-independent-line-spacing="true"/>
    </style:style>
    <style:style style:name="MP30" style:family="paragraph">
      <loext:graphic-properties draw:fill="gradient" draw:fill-gradient-name="a998"/>
      <style:paragraph-properties style:writing-mode="lr-tb" style:font-independent-line-spacing="true"/>
    </style:style>
    <style:style style:name="MP31" style:family="paragraph">
      <loext:graphic-properties draw:fill="gradient" draw:fill-gradient-name="a1054"/>
      <style:paragraph-properties style:writing-mode="lr-tb" style:font-independent-line-spacing="true"/>
    </style:style>
    <style:style style:name="MP32" style:family="paragraph">
      <loext:graphic-properties draw:fill="gradient" draw:fill-gradient-name="a1058"/>
      <style:paragraph-properties style:writing-mode="lr-tb" style:font-independent-line-spacing="true"/>
    </style:style>
    <style:style style:name="MP33" style:family="paragraph">
      <loext:graphic-properties draw:fill="gradient" draw:fill-gradient-name="a1101"/>
      <style:paragraph-properties style:writing-mode="lr-tb" style:font-independent-line-spacing="true"/>
    </style:style>
    <style:style style:name="MP34" style:family="paragraph">
      <loext:graphic-properties draw:fill="gradient" draw:fill-gradient-name="a1105"/>
      <style:paragraph-properties style:writing-mode="lr-tb" style:font-independent-line-spacing="true"/>
    </style:style>
    <style:style style:name="MP35" style:family="paragraph">
      <loext:graphic-properties draw:fill="gradient" draw:fill-gradient-name="a1158"/>
      <style:paragraph-properties style:writing-mode="lr-tb" style:font-independent-line-spacing="true"/>
    </style:style>
    <style:style style:name="MP36" style:family="paragraph">
      <loext:graphic-properties draw:fill="gradient" draw:fill-gradient-name="a1162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99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99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66cc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Pladsholder til sidehoved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Pladsholder til dato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Pladsholder til sidefod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Pladsholder til slide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Blue_5f_Curve" style:display-name="Master1-Blue_Curve" style:page-layout-name="PM1" draw:style-name="Mdp1">
      <draw:frame draw:style-name="Mgr3" draw:text-style-name="MP3" draw:layer="backgroundobjects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Pladsholder til titel 2" presentation:style-name="Mpr1" draw:text-style-name="MP4" draw:layer="backgroundobjects" svg:width="25.199cm" svg:height="3.506cm" svg:x="0cm" svg:y="6.503cm" presentation:class="title">
        <draw:text-box>
          <text:p/>
        </draw:text-box>
      </draw:frame>
      <draw:frame draw:name="Pladsholder til tekst 3" presentation:style-name="Mpr2" draw:text-style-name="MP4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Blue_5f_Curve-title" draw:layer="backgroundobjects" svg:width="14.848cm" svg:height="11.136cm" svg:x="3.075cm" svg:y="2.257cm" presentation:class="page"/>
        <draw:frame draw:name="Pladsholder til no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slide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7" draw:text-style-name="MP4" draw:layer="backgroundobjects" svg:width="20.999cm" svg:height="7.311cm" svg:x="3.501cm" svg:y="3.435cm" presentation:class="title">
        <draw:text-box>
          <text:p text:style-name="MP10"><text:span text:style-name="MT7">Klik for at redigere titeltypografien i masteren</text:span></text:p>
        </draw:text-box>
      </draw:frame>
      <draw:frame draw:name="Undertitel 2" presentation:style-name="Mpr8" draw:text-style-name="MP4" draw:layer="backgroundobjects" svg:width="20.999cm" svg:height="5.071cm" svg:x="3.501cm" svg:y="11.029cm" presentation:class="subtitle">
        <draw:text-box>
          <text:p text:style-name="MP11"><text:span text:style-name="MT8">Klik for at redigere undertiteltypografien i masteren</text:span></text:p>
        </draw:text-box>
      </draw:frame>
      <draw:frame draw:name="Pladsholder til dato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-title-Titelslide-title" draw:layer="backgroundobjects" svg:width="14.848cm" svg:height="11.136cm" svg:x="3.075cm" svg:y="2.257cm" presentation:class="page"/>
        <draw:frame draw:name="Pladsholder til no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13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14" draw:text-style-name="MP4" draw:layer="backgroundobjects" svg:width="25.199cm" svg:height="5.826cm" svg:x="1.4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2-obj-Titel-og-indholdsobjekt-title" draw:layer="backgroundobjects" svg:width="14.848cm" svg:height="11.136cm" svg:x="3.075cm" svg:y="2.257cm" presentation:class="page"/>
        <draw:frame draw:name="Pladsholder til no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19" draw:text-style-name="MP4" draw:layer="backgroundobjects" svg:width="24.152cm" svg:height="8.736cm" svg:x="1.909cm" svg:y="5.234cm" presentation:class="title">
        <draw:text-box>
          <text:p text:style-name="MP10"><text:span text:style-name="MT7">Klik for at redigere titeltypografien i masteren</text:span></text:p>
        </draw:text-box>
      </draw:frame>
      <draw:frame draw:name="Pladsholder til tekst 2" presentation:style-name="Mpr20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2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3-secHead-Afsnitsoverskrift-title" draw:layer="backgroundobjects" svg:width="14.848cm" svg:height="11.136cm" svg:x="3.075cm" svg:y="2.257cm" presentation:class="page"/>
        <draw:frame draw:name="Pladsholder til no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25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26" draw:text-style-name="MP4" draw:layer="backgroundobjects" svg:width="12.387cm" svg:height="5.825cm" svg:x="1.39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26" draw:text-style-name="MP4" draw:layer="backgroundobjects" svg:width="12.391cm" svg:height="5.825cm" svg:x="14.20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2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4-twoObj-To-indholdsobjekter-title" draw:layer="backgroundobjects" svg:width="14.848cm" svg:height="11.136cm" svg:x="3.075cm" svg:y="2.257cm" presentation:class="page"/>
        <draw:frame draw:name="Pladsholder til no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draw:frame draw:name="Billede 9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31" draw:text-style-name="MP4" draw:layer="backgroundobjects" svg:width="24.152cm" svg:height="4.057cm" svg:x="1.927cm" svg:y="1.12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tekst 2" presentation:style-name="Mpr32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32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34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5-twoTxTwoObj-Sammenligning-title" draw:layer="backgroundobjects" svg:width="14.848cm" svg:height="11.136cm" svg:x="3.075cm" svg:y="2.257cm" presentation:class="page"/>
        <draw:frame draw:name="Pladsholder til no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draw:frame draw:name="Billede 5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38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dato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3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6-titleOnly-Kun-titel-title" draw:layer="backgroundobjects" svg:width="14.848cm" svg:height="11.136cm" svg:x="3.075cm" svg:y="2.257cm" presentation:class="page"/>
        <draw:frame draw:name="Pladsholder til no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Tom" style:page-layout-name="PM1" draw:style-name="Mdp1">
      <draw:frame draw:name="Billede 4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Pladsholder til dato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4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1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1-Layout7-blank-Tom-title" draw:layer="backgroundobjects" svg:width="14.848cm" svg:height="11.136cm" svg:x="3.075cm" svg:y="2.257cm" presentation:class="page"/>
        <draw:frame draw:name="Pladsholder til no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dhold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47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indhold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0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8-objTx-Indhold-med-billedtekst-title" draw:layer="backgroundobjects" svg:width="14.848cm" svg:height="11.136cm" svg:x="3.075cm" svg:y="2.257cm" presentation:class="page"/>
        <draw:frame draw:name="Pladsholder til no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54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billede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56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9-picTx-Billede-med-billedtekst-title" draw:layer="backgroundobjects" svg:width="14.848cm" svg:height="11.136cm" svg:x="3.075cm" svg:y="2.257cm" presentation:class="page"/>
        <draw:frame draw:name="Pladsholder til no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og-lodret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Titel 1" presentation:style-name="Mpr61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2" draw:text-style-name="MP12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0-vertTx-Titel-og-lodret-tekst-title" draw:layer="backgroundobjects" svg:width="14.848cm" svg:height="11.136cm" svg:x="3.075cm" svg:y="2.257cm" presentation:class="page"/>
        <draw:frame draw:name="Pladsholder til no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Lodret-titel-og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image1.jpg" xlink:type="simple" xlink:show="embed" xlink:actuate="onLoad">
          <text:p/>
        </draw:image>
      </draw:frame>
      <draw:frame draw:name="Lodret titel 1" presentation:style-name="Mpr67" draw:text-style-name="MP12" draw:layer="backgroundobjects" svg:width="6.65cm" svg:height="10.588cm" svg:x="19.95cm" svg:y="6.504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8" draw:text-style-name="MP12" draw:layer="backgroundobjects" svg:width="19.526cm" svg:height="10.588cm" svg:x="0cm" svg:y="6.504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1-vertTitleAndTx-Lodret-titel-og-tekst-title" draw:layer="backgroundobjects" svg:width="14.848cm" svg:height="11.136cm" svg:x="3.075cm" svg:y="2.257cm" presentation:class="page"/>
        <draw:frame draw:name="Pladsholder til no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Kombinationstegning: figur 1" draw:style-name="Mgr4" draw:text-style-name="MP13" draw:layer="backgroundobjects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2" draw:style-name="Mgr5" draw:text-style-name="MP14" draw:layer="backgroundobjects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titel 3" presentation:style-name="Mpr73" draw:text-style-name="MP4" draw:layer="backgroundobjects" svg:width="25.199cm" svg:height="1.771cm" svg:x="1.4cm" svg:y="0.837cm" presentation:class="title">
        <draw:text-box>
          <text:p/>
        </draw:text-box>
      </draw:frame>
      <draw:frame draw:name="Pladsholder til tekst 4" presentation:style-name="Mpr74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5" presentation:style-name="Mpr7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6" presentation:style-name="Mpr7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7" presentation:style-name="Mpr7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Blue_5f_Curve1-title" draw:layer="backgroundobjects" svg:width="14.848cm" svg:height="11.136cm" svg:x="3.075cm" svg:y="2.257cm" presentation:class="page"/>
        <draw:frame draw:name="Pladsholder til not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slide" style:page-layout-name="PM1" draw:style-name="Mdp1">
      <draw:custom-shape draw:name="Kombinationstegning: figur 6" draw:style-name="Mgr6" draw:text-style-name="MP1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7" draw:text-style-name="MP1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9" draw:text-style-name="MP4" draw:layer="backgroundobjects" svg:width="20.999cm" svg:height="7.311cm" svg:x="3.501cm" svg:y="3.435cm" presentation:class="title">
        <draw:text-box>
          <text:p text:style-name="MP10"><text:span text:style-name="MT16">Klik for at redigere titeltypografien i masteren</text:span></text:p>
        </draw:text-box>
      </draw:frame>
      <draw:frame draw:name="Undertitel 2" presentation:style-name="Mpr80" draw:text-style-name="MP4" draw:layer="backgroundobjects" svg:width="20.999cm" svg:height="5.071cm" svg:x="3.501cm" svg:y="11.029cm" presentation:class="subtitle">
        <draw:text-box>
          <text:p text:style-name="MP11"><text:span text:style-name="MT17">Klik for at redigere undertiteltypografien i masteren</text:span></text:p>
        </draw:text-box>
      </draw:frame>
      <draw:frame draw:name="Pladsholder til dato 3" presentation:style-name="Mpr8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-title-Titelslide-title" draw:layer="backgroundobjects" svg:width="14.848cm" svg:height="11.136cm" svg:x="3.075cm" svg:y="2.257cm" presentation:class="page"/>
        <draw:frame draw:name="Pladsholder til not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og-indholdsobjekt" style:page-layout-name="PM1" draw:style-name="Mdp1">
      <draw:custom-shape draw:name="Kombinationstegning: figur 6" draw:style-name="Mgr8" draw:text-style-name="MP1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9" draw:text-style-name="MP1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86" draw:text-style-name="MP4" draw:layer="backgroundobjects" svg:width="25.199cm" svg:height="12.179cm" svg:x="1.4cm" svg:y="4.914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8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2-obj-Titel-og-indholdsobjekt-title" draw:layer="backgroundobjects" svg:width="14.848cm" svg:height="11.136cm" svg:x="3.075cm" svg:y="2.257cm" presentation:class="page"/>
        <draw:frame draw:name="Pladsholder til not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fsnitsoverskrift" style:page-layout-name="PM1" draw:style-name="Mdp1">
      <draw:custom-shape draw:name="Kombinationstegning: figur 6" draw:style-name="Mgr10" draw:text-style-name="MP1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11" draw:text-style-name="MP2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1" draw:text-style-name="MP4" draw:layer="backgroundobjects" svg:width="24.152cm" svg:height="8.736cm" svg:x="1.909cm" svg:y="5.234cm" presentation:class="title">
        <draw:text-box>
          <text:p text:style-name="MP10"><text:span text:style-name="MT16">Klik for at redigere titeltypografien i masteren</text:span></text:p>
        </draw:text-box>
      </draw:frame>
      <draw:frame draw:name="Pladsholder til tekst 2" presentation:style-name="Mpr92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9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9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3-secHead-Afsnitsoverskrift-title" draw:layer="backgroundobjects" svg:width="14.848cm" svg:height="11.136cm" svg:x="3.075cm" svg:y="2.257cm" presentation:class="page"/>
        <draw:frame draw:name="Pladsholder til noter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o-indholdsobjekter" style:page-layout-name="PM1" draw:style-name="Mdp1">
      <draw:custom-shape draw:name="Kombinationstegning: figur 7" draw:style-name="Mgr12" draw:text-style-name="MP2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13" draw:text-style-name="MP2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7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98" draw:text-style-name="MP4" draw:layer="backgroundobjects" svg:width="12.387cm" svg:height="12.18cm" svg:x="1.39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98" draw:text-style-name="MP4" draw:layer="backgroundobjects" svg:width="12.391cm" svg:height="12.18cm" svg:x="14.20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9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0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9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4-twoObj-To-indholdsobjekter-title" draw:layer="backgroundobjects" svg:width="14.848cm" svg:height="11.136cm" svg:x="3.075cm" svg:y="2.257cm" presentation:class="page"/>
        <draw:frame draw:name="Pladsholder til not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Sammenligning" style:page-layout-name="PM1" draw:style-name="Mdp1">
      <draw:custom-shape draw:name="Kombinationstegning: figur 9" draw:style-name="Mgr14" draw:text-style-name="MP2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10" draw:style-name="Mgr15" draw:text-style-name="MP2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3" draw:text-style-name="MP4" draw:layer="backgroundobjects" svg:width="24.152cm" svg:height="4.057cm" svg:x="1.927cm" svg:y="1.12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tekst 2" presentation:style-name="Mpr104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3" presentation:style-name="Mpr105" draw:text-style-name="MP4" draw:layer="backgroundobjects" svg:width="11.849cm" svg:height="11.284cm" svg:x="1.92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104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5" presentation:style-name="Mpr105" draw:text-style-name="MP4" draw:layer="backgroundobjects" svg:width="11.902cm" svg:height="11.284cm" svg:x="14.17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106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107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106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5-twoTxTwoObj-Sammenligning-title" draw:layer="backgroundobjects" svg:width="14.848cm" svg:height="11.136cm" svg:x="3.075cm" svg:y="2.257cm" presentation:class="page"/>
        <draw:frame draw:name="Pladsholder til noter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Kun-titel" style:page-layout-name="PM1" draw:style-name="Mdp1">
      <draw:custom-shape draw:name="Kombinationstegning: figur 5" draw:style-name="Mgr16" draw:text-style-name="MP2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6" draw:style-name="Mgr17" draw:text-style-name="MP2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0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dato 2" presentation:style-name="Mpr11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11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11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6-titleOnly-Kun-titel-title" draw:layer="backgroundobjects" svg:width="14.848cm" svg:height="11.136cm" svg:x="3.075cm" svg:y="2.257cm" presentation:class="page"/>
        <draw:frame draw:name="Pladsholder til noter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Tom" style:page-layout-name="PM1" draw:style-name="Mdp1">
      <draw:custom-shape draw:name="Kombinationstegning: figur 4" draw:style-name="Mgr18" draw:text-style-name="MP2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5" draw:style-name="Mgr19" draw:text-style-name="MP2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dato 1" presentation:style-name="Mpr1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1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1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2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2-Layout7-blank-Tom-title" draw:layer="backgroundobjects" svg:width="14.848cm" svg:height="11.136cm" svg:x="3.075cm" svg:y="2.257cm" presentation:class="page"/>
        <draw:frame draw:name="Pladsholder til noter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dhold-med-billedtekst" style:page-layout-name="PM1" draw:style-name="Mdp1">
      <draw:custom-shape draw:name="Kombinationstegning: figur 7" draw:style-name="Mgr20" draw:text-style-name="MP2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1" draw:text-style-name="MP3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9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indhold 2" presentation:style-name="Mpr120" draw:text-style-name="MP4" draw:layer="backgroundobjects" svg:width="14.173cm" svg:height="14.923cm" svg:x="11.906cm" svg:y="3.025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121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2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8-objTx-Indhold-med-billedtekst-title" draw:layer="backgroundobjects" svg:width="14.848cm" svg:height="11.136cm" svg:x="3.075cm" svg:y="2.257cm" presentation:class="page"/>
        <draw:frame draw:name="Pladsholder til noter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lede-med-billedtekst" style:page-layout-name="PM1" draw:style-name="Mdp1">
      <draw:custom-shape draw:name="Kombinationstegning: figur 7" draw:style-name="Mgr22" draw:text-style-name="MP3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3" draw:text-style-name="MP3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6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billede 2" presentation:style-name="Mpr127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128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3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9-picTx-Billede-med-billedtekst-title" draw:layer="backgroundobjects" svg:width="14.848cm" svg:height="11.136cm" svg:x="3.075cm" svg:y="2.257cm" presentation:class="page"/>
        <draw:frame draw:name="Pladsholder til not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og-lodret-tekst" style:page-layout-name="PM1" draw:style-name="Mdp1">
      <draw:custom-shape draw:name="Kombinationstegning: figur 6" draw:style-name="Mgr24" draw:text-style-name="MP3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5" draw:text-style-name="MP3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3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34" draw:text-style-name="MP1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3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3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3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0-vertTx-Titel-og-lodret-tekst-title" draw:layer="backgroundobjects" svg:width="14.848cm" svg:height="11.136cm" svg:x="3.075cm" svg:y="2.257cm" presentation:class="page"/>
        <draw:frame draw:name="Pladsholder til not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Lodret-titel-og-tekst" style:page-layout-name="PM1" draw:style-name="Mdp1">
      <draw:custom-shape draw:name="Kombinationstegning: figur 6" draw:style-name="Mgr26" draw:text-style-name="MP3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7" draw:text-style-name="MP3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Lodret titel 1" presentation:style-name="Mpr139" draw:text-style-name="MP12" draw:layer="backgroundobjects" svg:width="6.297cm" svg:height="16.254cm" svg:x="20.302cm" svg:y="0.838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40" draw:text-style-name="MP12" draw:layer="backgroundobjects" svg:width="18.481cm" svg:height="16.254cm" svg:x="1.398cm" svg:y="0.838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4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4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4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1-vertTitleAndTx-Lodret-titel-og-tekst-title" draw:layer="backgroundobjects" svg:width="14.848cm" svg:height="11.136cm" svg:x="3.075cm" svg:y="2.257cm" presentation:class="page"/>
        <draw:frame draw:name="Pladsholder til noter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Blue Curve</dc:title>
    <dc:creator>Christian Magnus Hansen</dc:creator>
    <meta:creation-date>2019-06-14T13:36:14Z</meta:creation-date>
    <dc:date>2019-06-18T08:46:42Z</dc:date>
    <meta:editing-cycles>3</meta:editing-cycles>
    <meta:editing-duration>PT1295S</meta:editing-duration>
    <meta:document-statistic meta:object-count="345"/>
  </office:meta>
</office:document-meta>
</file>